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441in" svg:height="4.7059in" svg:x="2.2764in" svg:y="1.4953in">
            <draw:object draw:notify-on-update-of-ranges="Sheet1.A1:Sheet1.A783 Sheet1.D1:Sheet1.D1 Sheet1.B1:Sheet1.B78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0,9171,873711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q 1K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,8599,1873532,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71144134" calcext:value-type="float">
            <text:p>47114413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2.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checkou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th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k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m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obat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th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d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th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ng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tage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,1518,567286,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icans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ieve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st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ing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th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ible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d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ssador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n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oad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ssions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th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rds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e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st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th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mq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onal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c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le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ue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s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s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mu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go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s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r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lar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s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d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an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ded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demic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en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l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tter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jack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s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50s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tisement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s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es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s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shing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s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s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st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tion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tion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our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okee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't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s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ding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ation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cratic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etology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ked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on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or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t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e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me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ence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h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d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a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sars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ce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ketball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a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ite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nal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ews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e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s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ly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ury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tainment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ed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ipment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azine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ing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d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te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s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s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kota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s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er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ng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ories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nal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esandjo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y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ne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's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ed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aign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a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s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ate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estry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ilable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</text:p>
          </table:table-cell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ed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s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ess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alogical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y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s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amas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nd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s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ican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s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ing</text:p>
          </table:table-cell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cy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ls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t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ed</text:p>
          </table:table-cell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</text:p>
          </table:table-cell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s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ble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ng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mother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sein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ts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pendium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n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ango</text:p>
          </table:table-cell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</text:p>
          </table:table-cell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b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les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s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ey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815" calcext:value-type="float">
            <text:p>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</text:p>
          </table:table-cell>
          <table:table-cell office:value-type="float" office:value="818" calcext:value-type="float">
            <text:p>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</text:p>
          </table:table-cell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room</text:p>
          </table:table-cell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848" calcext:value-type="float">
            <text:p>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ling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</text:p>
          </table:table-cell>
          <table:table-cell office:value-type="float" office:value="873" calcext:value-type="float">
            <text:p>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</text:p>
          </table:table-cell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</text:p>
          </table:table-cell>
          <table:table-cell office:value-type="float" office:value="967" calcext:value-type="float">
            <text:p>96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.s</text:p>
          </table:table-cell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9" calcext:value-type="float">
            <text:p>1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am</text:p>
          </table:table-cell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er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ina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71" calcext:value-type="float">
            <text:p>1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abatho</text:p>
          </table:table-cell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108" calcext:value-type="float">
            <text:p>1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1117" calcext:value-type="float">
            <text:p>1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</text:p>
          </table:table-cell>
          <table:table-cell office:value-type="float" office:value="1124" calcext:value-type="float">
            <text:p>1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1186" calcext:value-type="float">
            <text:p>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1192" calcext:value-type="float">
            <text:p>1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</text:p>
          </table:table-cell>
          <table:table-cell office:value-type="float" office:value="1219" calcext:value-type="float">
            <text:p>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e</text:p>
          </table:table-cell>
          <table:table-cell office:value-type="float" office:value="1221" calcext:value-type="float">
            <text:p>1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229" calcext:value-type="float">
            <text:p>1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3" calcext:value-type="float">
            <text:p>1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44" calcext:value-type="float">
            <text:p>124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3" calcext:value-type="float">
            <text:p>1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ical</text:p>
          </table:table-cell>
          <table:table-cell office:value-type="float" office:value="1257" calcext:value-type="float">
            <text:p>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</text:p>
          </table:table-cell>
          <table:table-cell office:value-type="float" office:value="1262" calcext:value-type="float">
            <text:p>1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318" calcext:value-type="float">
            <text:p>1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319" calcext:value-type="float">
            <text:p>1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351" calcext:value-type="float">
            <text:p>1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1375" calcext:value-type="float">
            <text:p>1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</text:p>
          </table:table-cell>
          <table:table-cell office:value-type="float" office:value="1380" calcext:value-type="float">
            <text:p>1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1385" calcext:value-type="float">
            <text:p>1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452" calcext:value-type="float">
            <text:p>1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1458" calcext:value-type="float">
            <text:p>1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y</text:p>
          </table:table-cell>
          <table:table-cell office:value-type="float" office:value="1489" calcext:value-type="float">
            <text:p>1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on</text:p>
          </table:table-cell>
          <table:table-cell office:value-type="float" office:value="1490" calcext:value-type="float">
            <text:p>1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14" calcext:value-type="float">
            <text:p>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</text:p>
          </table:table-cell>
          <table:table-cell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her</text:p>
          </table:table-cell>
          <table:table-cell office:value-type="float" office:value="1568" calcext:value-type="float">
            <text:p>1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le</text:p>
          </table:table-cell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1594" calcext:value-type="float">
            <text:p>1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</text:p>
          </table:table-cell>
          <table:table-cell office:value-type="float" office:value="1639" calcext:value-type="float">
            <text:p>1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ges</text:p>
          </table:table-cell>
          <table:table-cell office:value-type="float" office:value="1653" calcext:value-type="float">
            <text:p>1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655" calcext:value-type="float">
            <text:p>1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1663" calcext:value-type="float">
            <text:p>1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668" calcext:value-type="float">
            <text:p>1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1679" calcext:value-type="float">
            <text:p>1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707" calcext:value-type="float">
            <text:p>17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33" calcext:value-type="float">
            <text:p>1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1769" calcext:value-type="float">
            <text:p>1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s</text:p>
          </table:table-cell>
          <table:table-cell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786" calcext:value-type="float">
            <text:p>1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n</text:p>
          </table:table-cell>
          <table:table-cell office:value-type="float" office:value="1838" calcext:value-type="float">
            <text:p>1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1921" calcext:value-type="float">
            <text:p>1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25" calcext:value-type="float">
            <text:p>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958" calcext:value-type="float">
            <text:p>1958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2156" calcext:value-type="float">
            <text:p>2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</text:p>
          </table:table-cell>
          <table:table-cell office:value-type="float" office:value="2278" calcext:value-type="float">
            <text:p>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02" calcext:value-type="float">
            <text:p>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2309" calcext:value-type="float">
            <text:p>2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2335" calcext:value-type="float">
            <text:p>23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4" calcext:value-type="float">
            <text:p>2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512" calcext:value-type="float">
            <text:p>2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2521" calcext:value-type="float">
            <text:p>2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2747" calcext:value-type="float">
            <text:p>2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2762" calcext:value-type="float">
            <text:p>276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3153" calcext:value-type="float">
            <text:p>3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217" calcext:value-type="float">
            <text:p>3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3467" calcext:value-type="float">
            <text:p>3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556" calcext:value-type="float">
            <text:p>35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ieved</text:p>
          </table:table-cell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rt</text:p>
          </table:table-cell>
          <table:table-cell office:value-type="float" office:value="3635" calcext:value-type="float">
            <text:p>3635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642" calcext:value-type="float">
            <text:p>3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s</text:p>
          </table:table-cell>
          <table:table-cell office:value-type="float" office:value="4282" calcext:value-type="float">
            <text:p>4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ng</text:p>
          </table:table-cell>
          <table:table-cell office:value-type="float" office:value="4323" calcext:value-type="float">
            <text:p>432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84" calcext:value-type="float">
            <text:p>4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4628" calcext:value-type="float">
            <text:p>4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4799" calcext:value-type="float">
            <text:p>4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4839" calcext:value-type="float">
            <text:p>4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4877" calcext:value-type="float">
            <text:p>4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</text:p>
          </table:table-cell>
          <table:table-cell office:value-type="float" office:value="5018" calcext:value-type="float">
            <text:p>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5030" calcext:value-type="float">
            <text:p>5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</text:p>
          </table:table-cell>
          <table:table-cell office:value-type="float" office:value="5089" calcext:value-type="float">
            <text:p>5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5119" calcext:value-type="float">
            <text:p>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5238" calcext:value-type="float">
            <text:p>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</text:p>
          </table:table-cell>
          <table:table-cell office:value-type="float" office:value="5673" calcext:value-type="float">
            <text:p>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lets</text:p>
          </table:table-cell>
          <table:table-cell office:value-type="float" office:value="6515" calcext:value-type="float">
            <text:p>65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49" calcext:value-type="float">
            <text:p>6849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079" calcext:value-type="float">
            <text:p>70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07" calcext:value-type="float">
            <text:p>72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14" calcext:value-type="float">
            <text:p>75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8" calcext:value-type="float">
            <text:p>77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43" calcext:value-type="float">
            <text:p>7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ies</text:p>
          </table:table-cell>
          <table:table-cell office:value-type="float" office:value="8349" calcext:value-type="float">
            <text:p>8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9846" calcext:value-type="float">
            <text:p>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ama</text:p>
          </table:table-cell>
          <table:table-cell office:value-type="float" office:value="10729" calcext:value-type="float">
            <text:p>10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23502" calcext:value-type="float">
            <text:p>23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office:value-type="float" office:value="26882" calcext:value-type="float">
            <text:p>26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t</text:p>
          </table:table-cell>
          <table:table-cell office:value-type="float" office:value="44642" calcext:value-type="float">
            <text:p>44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name</text:p>
          </table:table-cell>
          <table:table-cell office:value-type="float" office:value="44965" calcext:value-type="float">
            <text:p>44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alogy</text:p>
          </table:table-cell>
          <table:table-cell office:value-type="float" office:value="45398" calcext:value-type="float">
            <text:p>45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45741" calcext:value-type="float">
            <text:p>4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46680" calcext:value-type="float">
            <text:p>46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75672" calcext:value-type="float">
            <text:p>175672</text:p>
          </table:table-cell>
          <table:table-cell table:number-columns-repeated="2"/>
        </table:table-row>
        <table:table-row table:style-name="ro1" table:number-rows-repeated="104779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B78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0:18:48.571341747</meta:creation-date>
    <dc:date>2014-02-15T20:37:34.946232281</dc:date>
    <meta:editing-duration>PT1M24S</meta:editing-duration>
    <meta:editing-cycles>1</meta:editing-cycles>
    <meta:document-statistic meta:table-count="1" meta:cell-count="0" meta:object-count="1"/>
    <meta:generator>LibreOffice/4.2.0.4$Linux_x86 LibreOffice_project/05dceb5d363845f2cf968344d7adab8dcfb2ba7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21cm" svg:height="11.954cm" xlink:href=".." xlink:type="simple" chart:class="chart:line" chart:style-name="ch1">
        <chart:title svg:x="8.357cm" svg:y="0.374cm" chart:style-name="ch2">
          <text:p>Frecuencias de términos en las colecciones</text:p>
        </chart:title>
        <chart:legend chart:legend-position="end" svg:x="23.472cm" svg:y="5.68cm" style:legend-expansion="high" chart:style-name="ch3"/>
        <chart:plot-area chart:style-name="ch4" table:cell-range-address="Sheet1.A1:Sheet1.B783 Sheet1.D1:Sheet1.D1" chart:data-source-has-labels="both" svg:x="0.97cm" svg:y="1.892cm" svg:width="21.462cm" svg:height="9.403cm">
          <chartooo:coordinate-region svg:x="2.321cm" svg:y="2.089cm" svg:width="20.111cm" svg:height="7.881cm"/>
          <chart:axis chart:dimension="x" chart:name="primary-x" chart:style-name="ch5" chartooo:axis-type="auto">
            <chartooo:date-scale/>
            <chart:categories table:cell-range-address="Sheet1.A1:Sheet1.A7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83" chart:label-cell-address="Sheet1.D1:Sheet1.D1" chart:class="chart:line">
            <chart:data-point chart:repeated="7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1K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9171,873711,00</text:p>
                <draw:g>
                  <svg:desc>Sheet1.A1:Sheet1.A783</svg:desc>
                </draw:g>
              </table:table-cell>
              <table:table-cell office:value-type="float" office:value="1">
                <text:p>1</text:p>
                <draw:g>
                  <svg:desc>Sheet1.B1:Sheet1.B783</svg:desc>
                </draw:g>
              </table:table-cell>
            </table:table-row>
            <table:table-row>
              <table:table-cell office:value-type="float" office:value="0.156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,8599,1873532,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71144134">
                <text:p>471144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.2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th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00checkou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th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k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.m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crob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th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rd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th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adding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dvantag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,1518,567286,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fricans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chieve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active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st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llowin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th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ccessible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nd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ambassador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basi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cceptable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broad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admissions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th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ag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cape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almost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th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antonio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activemq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agains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commen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abandoned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cam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lternative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austi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amp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educational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automatic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circu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able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venue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hairs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bush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goals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akumu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abongo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actor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charts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aid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higher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dollar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force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cards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christmas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bond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comfort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europe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additional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pplication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bras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category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attended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ap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blood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academic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bade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foul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clutter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lways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blackjack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frames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pads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char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950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fact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hill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degrees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bernard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angel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exampl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irish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flushing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areas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asian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again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clinto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hair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coast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conventio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away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atlanta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save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attentio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armour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cherokee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lear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don't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contents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encoding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citatio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hollywood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democratic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chemica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cosmetology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elizabeth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cas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fucked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along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aun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lee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fil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football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connectio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mari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another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call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recent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did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bible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star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giv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become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girl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better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conference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below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brush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feature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buy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auma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aesar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pie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bill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bosto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few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mail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items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basketbal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accept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maya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books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come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located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favorite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maternal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reviews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organize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system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currentl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however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account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century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job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card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entertainmen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eport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raised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equipment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uncle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nairobi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magazin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categories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camp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betwee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including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posted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wast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floor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should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detail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friend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james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curren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per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rights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mountain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open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christian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arts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kohler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copyrigh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very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according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under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care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accessories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paternal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ndesandjo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could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mount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hand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eas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features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click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daughter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bay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because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jet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payne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am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barack's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download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died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word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needed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info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clean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campaig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professional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tools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composting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malia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shipping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start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dreams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villa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made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senate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ancestry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close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extended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associated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those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research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add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being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america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relations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off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charles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mistress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found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bowl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genealogical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ven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ng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tech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misty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down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gifts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program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know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scott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policy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obamas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island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saint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hotels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inc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african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john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area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indian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daily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slots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organizing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art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privacy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politics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grandfather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girls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slot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marrie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academy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americans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would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beach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seats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read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portable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well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guide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during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through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grandmother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need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hussein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right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include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linkpendium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inn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only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view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science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beaut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golf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edit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spa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where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play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know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system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related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wife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onyango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them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said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back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living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day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top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while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articles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springs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valley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over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here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sarah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san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national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bathroom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contact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technology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gambling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wikipedia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year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me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grand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were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any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high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programs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had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many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been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george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univ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u.s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now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dunham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poker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carolina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law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mmabatho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center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north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most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site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st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she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people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search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information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great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institute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see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do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technical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public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york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we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up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use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times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our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chicago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when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county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robinson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article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american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brother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states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michelle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page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united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what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colleges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las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her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time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how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us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also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casinos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born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can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has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about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my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have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his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home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lick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retrieved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resort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getting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your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you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from</text:p>
              </table:table-cell>
              <table:table-cell office:value-type="float" office:value="4877">
                <text:p>4877</text:p>
              </table:table-cell>
            </table:table-row>
            <table:table-row>
              <table:table-cell office:value-type="string">
                <text:p>http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mitchell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barack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hotel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toilets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string">
                <text:p>families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obama</text:p>
              </table:table-cell>
              <table:table-cell office:value-type="float" office:value="10729">
                <text:p>10729</text:p>
              </table:table-cell>
            </table:table-row>
            <table:table-row>
              <table:table-cell office:value-type="string">
                <text:p>toilet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casino</text:p>
              </table:table-cell>
              <table:table-cell office:value-type="float" office:value="26882">
                <text:p>26882</text:p>
              </table:table-cell>
            </table:table-row>
            <table:table-row>
              <table:table-cell office:value-type="string">
                <text:p>crest</text:p>
              </table:table-cell>
              <table:table-cell office:value-type="float" office:value="44642">
                <text:p>44642</text:p>
              </table:table-cell>
            </table:table-row>
            <table:table-row>
              <table:table-cell office:value-type="string">
                <text:p>surname</text:p>
              </table:table-cell>
              <table:table-cell office:value-type="float" office:value="44965">
                <text:p>44965</text:p>
              </table:table-cell>
            </table:table-row>
            <table:table-row>
              <table:table-cell office:value-type="string">
                <text:p>genealogy</text:p>
              </table:table-cell>
              <table:table-cell office:value-type="float" office:value="45398">
                <text:p>45398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45741">
                <text:p>45741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175672">
                <text:p>175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